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8pt" style:font-size-asian="8pt" style:font-size-complex="8pt"/>
    </style:style>
    <style:style style:name="P2" style:family="paragraph" style:parent-style-name="Standard">
      <style:paragraph-properties fo:margin-left="5.08cm" fo:margin-right="0cm" fo:margin-top="0cm" fo:margin-bottom="0cm" style:contextual-spacing="false" fo:line-height="150%" fo:text-align="start" style:justify-single-word="false" fo:text-indent="-2.54cm" style:auto-text-indent="false" fo:break-before="auto" fo:break-after="auto" style:writing-mode="lr-tb"/>
      <style:text-properties fo:font-size="8pt" officeooo:paragraph-rsid="0014339b" style:font-size-asian="8pt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reak-before="auto" fo:break-after="auto" style:writing-mode="lr-tb"/>
      <style:text-properties style:font-name="Ebrima" officeooo:paragraph-rsid="001aeda6"/>
    </style:style>
    <style:style style:name="P4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style:font-style-asian="normal" style:font-style-complex="normal"/>
    </style:style>
    <style:style style:name="P5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-3.112cm" style:auto-text-indent="false" fo:break-before="auto" fo:break-after="auto" style:writing-mode="lr-tb">
        <style:tab-stops>
          <style:tab-stop style:position="2.858cm"/>
        </style:tab-stops>
      </style:paragraph-properties>
    </style:style>
    <style:style style:name="P6" style:family="paragraph" style:parent-style-name="Standard">
      <style:paragraph-properties fo:margin-left="5.08cm" fo:margin-right="0cm" fo:line-height="100%" fo:text-indent="-2.117cm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145760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8" style:family="paragraph" style:parent-style-name="Standard">
      <style:paragraph-properties fo:margin-left="5.08cm" fo:margin-right="0cm" fo:line-height="100%" fo:text-indent="-2.117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9" style:family="paragraph" style:parent-style-name="Standard">
      <style:paragraph-properties fo:margin-left="5.08cm" fo:margin-right="0cm" fo:line-height="100%" fo:text-indent="-2.117cm" style:auto-text-indent="false" fo:break-before="auto" fo:break-after="auto" style:writing-mode="lr-tb">
        <style:tab-stops/>
      </style:paragraph-properties>
      <style:text-properties style:font-name="Ebrima" officeooo:paragraph-rsid="001d4be6"/>
    </style:style>
    <style:style style:name="P10" style:family="paragraph" style:parent-style-name="Standard">
      <style:paragraph-properties fo:margin-left="5.08cm" fo:margin-right="0cm" fo:margin-top="0cm" fo:margin-bottom="0cm" style:contextual-spacing="false" fo:line-height="100%" fo:text-align="start" style:justify-single-word="false" fo:text-indent="-2.117cm" style:auto-text-indent="false" fo:break-before="auto" fo:break-after="auto" style:writing-mode="lr-tb">
        <style:tab-stops/>
      </style:paragraph-properties>
      <style:text-properties style:font-name="Ebrima" officeooo:paragraph-rsid="001d4be6"/>
    </style:style>
    <style:style style:name="P11" style:family="paragraph" style:parent-style-name="Standard">
      <style:paragraph-properties fo:margin-left="5.08cm" fo:margin-right="0cm" fo:line-height="100%" fo:text-indent="-2.117cm" style:auto-text-indent="false" style:writing-mode="lr-tb">
        <style:tab-stops/>
      </style:paragraph-properties>
      <style:text-properties style:font-name="Ebrima" fo:font-size="8pt" officeooo:paragraph-rsid="001f13d9" style:font-size-asian="8pt" style:font-size-complex="8pt"/>
    </style:style>
    <style:style style:name="P12" style:family="paragraph" style:parent-style-name="Standard">
      <style:paragraph-properties fo:margin-left="5.08cm" fo:margin-right="0cm" fo:margin-top="0cm" fo:margin-bottom="0cm" style:contextual-spacing="false" fo:line-height="100%" fo:text-align="start" style:justify-single-word="false" fo:text-indent="-2.138cm" style:auto-text-indent="false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13" style:family="paragraph" style:parent-style-name="Standard">
      <style:paragraph-properties fo:margin-left="5.08cm" fo:margin-right="0cm" fo:margin-top="0cm" fo:margin-bottom="0cm" style:contextual-spacing="false" fo:line-height="150%" fo:text-align="start" style:justify-single-word="false" fo:text-indent="-2.138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14" style:family="paragraph" style:parent-style-name="Standard">
      <style:paragraph-properties fo:margin-left="5.08cm" fo:margin-right="0cm" fo:line-height="150%" fo:text-indent="-2.138cm" style:auto-text-indent="false" fo:break-before="auto" fo:break-after="auto" style:writing-mode="lr-tb">
        <style:tab-stops/>
      </style:paragraph-properties>
      <style:text-properties style:font-name="Ebrima" officeooo:paragraph-rsid="001d4be6"/>
    </style:style>
    <style:style style:name="P15" style:family="paragraph" style:parent-style-name="Standard">
      <style:paragraph-properties fo:margin-left="5.08cm" fo:margin-right="0cm" fo:margin-top="0cm" fo:margin-bottom="0cm" style:contextual-spacing="false" fo:line-height="150%" fo:text-align="start" style:justify-single-word="false" fo:text-indent="-2.54cm" style:auto-text-indent="false" fo:break-before="auto" fo:break-after="auto" style:writing-mode="lr-tb"/>
      <style:text-properties fo:font-size="8pt" officeooo:paragraph-rsid="001f13d9" style:font-size-asian="8pt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1d4be6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fo:font-size="8pt" officeooo:paragraph-rsid="001f13d9" style:font-size-asian="8pt" style:font-size-complex="8pt"/>
    </style:style>
    <style:style style:name="P18" style:family="paragraph" style:parent-style-name="Standard">
      <style:paragraph-properties fo:margin-left="0cm" fo:margin-right="0cm" fo:line-height="150%" fo:text-indent="0cm" style:auto-text-indent="false" fo:break-before="auto" fo:break-after="auto" style:writing-mode="lr-tb"/>
      <style:text-properties style:font-name="Ebrima" fo:font-size="8pt" officeooo:paragraph-rsid="001d4be6" style:font-size-asian="8pt" style:font-size-complex="8pt"/>
    </style:style>
    <style:style style:name="P19" style:family="paragraph" style:parent-style-name="Standard">
      <style:paragraph-properties fo:margin-left="2.942cm" fo:margin-right="0cm" fo:line-height="100%" fo:text-indent="-2.963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20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style:font-style-asian="normal" style:font-style-complex="normal"/>
    </style:style>
    <style:style style:name="P21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22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</style:style>
    <style:style style:name="P23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24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fo:font-size="8pt" officeooo:paragraph-rsid="001f13d9" style:font-size-asian="8pt" style:font-size-complex="8pt"/>
    </style:style>
    <style:style style:name="P25" style:family="paragraph" style:parent-style-name="Standard">
      <style:paragraph-properties fo:margin-left="3.027cm" fo:margin-right="0cm" fo:line-height="115%" fo:text-indent="-3.027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26" style:family="paragraph" style:parent-style-name="Standard">
      <style:paragraph-properties fo:margin-left="3.027cm" fo:margin-right="0cm" fo:line-height="115%" fo:text-indent="-3.027cm" style:auto-text-indent="false" fo:break-before="auto" fo:break-after="auto" style:writing-mode="lr-tb">
        <style:tab-stops/>
      </style:paragraph-properties>
      <style:text-properties fo:font-size="8pt" officeooo:paragraph-rsid="001f13d9" style:font-size-asian="8pt" style:font-size-complex="8pt"/>
    </style:style>
    <style:style style:name="P27" style:family="paragraph" style:parent-style-name="Standard">
      <style:paragraph-properties fo:margin-left="2.921cm" fo:margin-right="0cm" fo:line-height="115%" fo:text-indent="-2.921cm" style:auto-text-indent="false" fo:break-before="auto" fo:break-after="auto" style:writing-mode="lr-tb">
        <style:tab-stops>
          <style:tab-stop style:position="2.159cm"/>
        </style:tab-stops>
      </style:paragraph-properties>
      <style:text-properties officeooo:paragraph-rsid="001d4be6"/>
    </style:style>
    <style:style style:name="P28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/>
      </style:paragraph-properties>
      <style:text-properties officeooo:paragraph-rsid="001d4be6"/>
    </style:style>
    <style:style style:name="P29" style:family="paragraph" style:parent-style-name="Standard" style:list-style-name="L1">
      <style:paragraph-properties fo:margin-top="0cm" fo:margin-bottom="0cm" style:contextual-spacing="false" fo:line-height="115%" fo:text-align="start" style:justify-single-word="false" style:writing-mode="lr-tb">
        <style:tab-stops/>
      </style:paragraph-properties>
      <style:text-properties officeooo:paragraph-rsid="001d4be6"/>
    </style:style>
    <style:style style:name="P30" style:family="paragraph" style:parent-style-name="Standard" style:list-style-name="L2">
      <style:paragraph-properties fo:line-height="115%" fo:break-before="auto" fo:break-after="auto" style:writing-mode="lr-tb"/>
      <style:text-properties style:font-name="Ebrima" fo:font-style="normal" officeooo:paragraph-rsid="001d4be6" style:font-style-asian="normal" style:font-style-complex="normal"/>
    </style:style>
    <style:style style:name="P31" style:family="paragraph" style:parent-style-name="Standard" style:list-style-name="L2">
      <style:paragraph-properties fo:line-height="115%" style:writing-mode="lr-tb"/>
      <style:text-properties style:font-name="Ebrima" fo:font-style="normal" officeooo:paragraph-rsid="001d4be6" style:font-style-asian="normal" style:font-style-complex="normal"/>
    </style:style>
    <style:style style:name="P32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-3.112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33" style:family="paragraph" style:parent-style-name="Standard" style:list-style-name="L7">
      <style:paragraph-properties fo:margin-left="4.297cm" fo:margin-right="0cm" fo:line-height="115%" fo:text-indent="-0.635cm" style:auto-text-indent="false" fo:break-before="auto" fo:break-after="auto" style:writing-mode="lr-tb">
        <style:tab-stops/>
      </style:paragraph-properties>
      <style:text-properties style:font-name="Ebrima" fo:font-style="normal" officeooo:paragraph-rsid="001f13d9" style:font-style-asian="normal" style:font-style-complex="normal"/>
    </style:style>
    <style:style style:name="P34" style:family="paragraph" style:parent-style-name="Standard" style:list-style-name="L7">
      <style:paragraph-properties fo:margin-left="4.297cm" fo:margin-right="0cm" fo:margin-top="0cm" fo:margin-bottom="0cm" style:contextual-spacing="false" fo:line-height="115%" fo:text-align="start" style:justify-single-word="false" fo:text-indent="-0.635cm" style:auto-text-indent="false" style:writing-mode="lr-tb">
        <style:tab-stops/>
      </style:paragraph-properties>
      <style:text-properties style:font-name="Ebrima" fo:font-style="normal" officeooo:paragraph-rsid="001f13d9" style:font-style-asian="normal" style:font-style-complex="normal"/>
    </style:style>
    <style:style style:name="P35" style:family="paragraph" style:parent-style-name="Standard" style:list-style-name="L7">
      <style:paragraph-properties fo:margin-left="4.297cm" fo:margin-right="0cm" fo:margin-top="0cm" fo:margin-bottom="0cm" style:contextual-spacing="false" fo:line-height="115%" fo:text-align="start" style:justify-single-word="false" fo:text-indent="-0.635cm" style:auto-text-indent="false" fo:break-before="auto" fo:break-after="auto" style:writing-mode="lr-tb">
        <style:tab-stops/>
      </style:paragraph-properties>
      <style:text-properties style:font-name="Ebrima" fo:font-style="normal" officeooo:paragraph-rsid="001f13d9" style:font-style-asian="normal" style:font-style-complex="normal"/>
    </style:style>
    <style:style style:name="P36" style:family="paragraph">
      <style:text-properties fo:color="#e6e6e6" style:font-name="Arial Black1" fo:font-size="66pt" fo:font-weight="900" style:font-size-asian="66pt" style:font-size-complex="66pt" style:font-relief="engraved"/>
    </style:style>
    <style:style style:name="P37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d4be6" style:font-size-asian="8pt" style:font-size-complex="8pt"/>
    </style:style>
    <style:style style:name="T3" style:family="text">
      <style:text-properties fo:font-size="8pt" officeooo:rsid="001f13d9" style:font-size-asian="8pt" style:font-size-complex="8pt"/>
    </style:style>
    <style:style style:name="T4" style:family="text">
      <style:text-properties fo:font-size="8pt" officeooo:rsid="001fc544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bold" officeooo:rsid="00124559" style:font-size-asian="8pt" style:font-weight-asian="bold" style:font-size-complex="8pt" style:font-weight-complex="bold"/>
    </style:style>
    <style:style style:name="T7" style:family="text">
      <style:text-properties fo:font-size="8pt" fo:font-weight="bold" officeooo:rsid="0013d642" style:font-size-asian="8pt" style:font-weight-asian="bold" style:font-size-complex="8pt" style:font-weight-complex="bold"/>
    </style:style>
    <style:style style:name="T8" style:family="text">
      <style:text-properties fo:font-size="8pt" fo:font-weight="bold" officeooo:rsid="001f13d9" style:font-size-asian="8pt" style:font-weight-asian="bold" style:font-size-complex="8pt" style:font-weight-complex="bold"/>
    </style:style>
    <style:style style:name="T9" style:family="text">
      <style:text-properties style:font-name="Ebrima" fo:font-size="8pt" style:font-size-asian="8pt" style:font-size-complex="8pt"/>
    </style:style>
    <style:style style:name="T10" style:family="text">
      <style:text-properties style:font-name="Ebrima" fo:font-size="8pt" officeooo:rsid="0017eeb0" style:font-size-asian="8pt" style:font-size-complex="8pt"/>
    </style:style>
    <style:style style:name="T11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12" style:family="text">
      <style:text-properties style:font-name="Ebrima" fo:font-size="8pt" fo:font-weight="bold" officeooo:rsid="00124559" style:font-size-asian="8pt" style:font-weight-asian="bold" style:font-size-complex="8pt" style:font-weight-complex="bold"/>
    </style:style>
    <style:style style:name="T13" style:family="text">
      <style:text-properties style:font-name="Ebrima" fo:font-size="8pt" fo:font-weight="bold" officeooo:rsid="0013d642" style:font-size-asian="8pt" style:font-weight-asian="bold" style:font-size-complex="8pt" style:font-weight-complex="bold"/>
    </style:style>
    <style:style style:name="T14" style:family="text">
      <style:text-properties style:font-name="Ebrima" fo:font-size="8pt" fo:font-weight="bold" officeooo:rsid="001ccf66" style:font-size-asian="8pt" style:font-weight-asian="bold" style:font-size-complex="8pt" style:font-weight-complex="bold"/>
    </style:style>
    <style:style style:name="T15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style:font-name="Ebrima" fo:font-size="8pt" fo:font-style="normal" fo:font-weight="bold" officeooo:rsid="00124559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style:font-name="Ebrima" fo:font-size="8pt" fo:font-style="normal" fo:font-weight="normal" officeooo:rsid="001d4be6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style:font-name="Ebrima" fo:font-style="normal" style:font-style-asian="normal" style:font-style-complex="normal"/>
    </style:style>
    <style:style style:name="T19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20" style:family="text">
      <style:text-properties fo:color="#ff420e" style:font-name="Arial Black" fo:font-size="10pt" officeooo:rsid="001f13d9" style:font-name-asian="Arial Black" style:font-size-asian="10pt" style:font-name-complex="Arial Black" style:font-size-complex="10pt"/>
    </style:style>
    <style:style style:name="T21" style:family="text">
      <style:text-properties fo:color="#000000" fo:font-size="8pt" style:font-size-asian="8pt" style:font-size-complex="8pt"/>
    </style:style>
    <style:style style:name="T22" style:family="text">
      <style:text-properties fo:color="#000000" fo:font-size="8pt" fo:background-color="transparent" style:font-size-asian="8pt" style:font-size-complex="8pt"/>
    </style:style>
    <style:style style:name="T23" style:family="text">
      <style:text-properties fo:color="#e6e6e6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6cm" fo:text-indent="-0.635cm" fo:margin-left="9.3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6cm" fo:text-indent="-0.635cm" fo:margin-left="9.3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6cm" fo:text-indent="-0.635cm" fo:margin-left="9.3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6cm" fo:text-indent="-0.635cm" fo:margin-left="9.3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6cm" fo:text-indent="-0.635cm" fo:margin-left="9.3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svg:stroke-color="#ff6633" draw:fill="none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49cm" svg:stroke-color="#ff6633" draw:fill="solid" draw:fill-color="#ff9966" draw:textarea-horizontal-align="center" draw:textarea-vertical-align="middle" fo:padding-top="0.025cm" fo:padding-bottom="0.025cm" fo:padding-left="0.025cm" fo:padding-right="0.025cm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paragraph" draw:z-index="0" draw:style-name="gr1" draw:text-style-name="P36" svg:width="24.346cm" svg:height="3.287cm" draw:transform="rotate (-1.57428698529889) translate (17.6970972222222cm 0.686152777777778cm)"><draw:text-box><text:p><text:span text:style-name="T23">Game Programmer</text:span></text:p></draw:text-box></draw:frame>S A R A H <text:s text:c="2"/>H E R Z O G</text:p>
      <text:p text:style-name="P3"><text:span text:style-name="T21">github.com/Jiyambi/Portfolio</text:span><text:span text:style-name="T22"> <text:s text:c="2"/>| <text:s text:c="2"/>07936 434640 <text:s text:c="2"/></text:span><text:span text:style-name="T21">| <text:s text:c="2"/>sarah.ann.herzog@gmail.com</text:span><text:span text:style-name="T1"><text:line-break/></text:span></text:p>
      <text:p text:style-name="P1"><draw:rect text:anchor-type="paragraph" draw:z-index="1" draw:style-name="gr2" draw:text-style-name="P37" svg:width="2.816cm" svg:height="0.713cm" svg:x="-0.443cm" svg:y="0.303cm"><text:p/></draw:rect><draw:g text:anchor-type="paragraph" draw:z-index="3" draw:style-name="gr3"><draw:line draw:style-name="gr4" draw:text-style-name="P37" svg:x1="0.933cm" svg:y1="-0.004cm" svg:x2="16.999cm" svg:y2="0.01cm"><text:p/></draw:line><draw:line draw:style-name="gr4" draw:text-style-name="P37" svg:x1="0.933cm" svg:y1="0.303cm" svg:x2="0.933cm" svg:y2="-0.004cm"><text:p/></draw:line></draw:g></text:p>
      <text:p text:style-name="P25"><text:span text:style-name="T19">Objective</text:span><text:tab/><text:span text:style-name="T9">Obtain a job in game development where I can grow and learn.<text:line-break/></text:span></text:p>
      <text:p text:style-name="P18"><draw:g text:anchor-type="paragraph" draw:z-index="8" draw:style-name="gr5"><draw:line draw:style-name="gr4" draw:text-style-name="P37" svg:x1="0.933cm" svg:y1="0.055cm" svg:x2="16.999cm" svg:y2="0.069cm"><text:p/></draw:line><draw:line draw:style-name="gr4" draw:text-style-name="P37" svg:x1="0.933cm" svg:y1="0.362cm" svg:x2="0.933cm" svg:y2="0.055cm"><text:p/></draw:line></draw:g></text:p>
      <text:p text:style-name="P27"><draw:rect text:anchor-type="paragraph" draw:z-index="7" draw:style-name="gr2" draw:text-style-name="P37" svg:width="2.816cm" svg:height="0.713cm" svg:x="-0.443cm" svg:y="-0.099cm"><text:p/></draw:rect><text:span text:style-name="T19"> <text:s text:c="3"/>Skills</text:span><text:tab/><text:span text:style-name="T11">Languages</text:span><text:span text:style-name="T9"><text:tab/>C++, Lua, Java, </text:span><text:span text:style-name="T10">C#, </text:span><text:span text:style-name="T9">JavaScript/HTML5</text:span></text:p>
      <text:p text:style-name="P14"><text:span text:style-name="T5">Tools</text:span><text:span text:style-name="T1"><text:tab/>gcc/g++, gdb, Valgrind, Excel, Visual Studio, Eclipse, Git, </text:span><text:span text:style-name="T4">Github, </text:span><text:span text:style-name="T1">Rally</text:span></text:p>
      <text:p text:style-name="P13"><text:span text:style-name="T11">Soft Skills</text:span><text:span text:style-name="T9"><text:tab/>Teamwork, Leadership, Public Speaking, Technical Writing, Agile Development</text:span></text:p>
      <text:p text:style-name="P6"/>
      <text:p text:style-name="P2"><draw:g text:anchor-type="paragraph" draw:z-index="4" draw:style-name="gr5"><draw:line draw:style-name="gr4" draw:text-style-name="P37" svg:x1="0.933cm" svg:y1="-0.004cm" svg:x2="16.999cm" svg:y2="0.01cm"><text:p/></draw:line><draw:line draw:style-name="gr4" draw:text-style-name="P37" svg:x1="0.933cm" svg:y1="0.303cm" svg:x2="0.933cm" svg:y2="-0.004cm"><text:p/></draw:line></draw:g></text:p>
      <text:p text:style-name="P5"><draw:rect text:anchor-type="paragraph" draw:z-index="2" draw:style-name="gr2" draw:text-style-name="P37" svg:width="2.816cm" svg:height="0.713cm" svg:x="-0.443cm" svg:y="-0.12cm"><text:p/></draw:rect><text:span text:style-name="T19">Experience</text:span><text:tab/><text:span text:style-name="T11">7/2011</text:span><text:span text:style-name="T12"> – </text:span><text:span text:style-name="T14">8/2012</text:span><text:span text:style-name="T11"><text:tab/>| <text:s text:c="2"/>Quality Assurance Inte</text:span><text:span text:style-name="T15">rn <text:s text:c="3"/><text:tab/>| <text:s text:c="2"/>Intel, Hillsboro OR</text:span></text:p>
      <text:list xml:id="list43660468" text:style-name="L1">
        <text:list-item>
          <text:p text:style-name="P28"><text:span text:style-name="T17">Provided quality assurance for Flash plugins on Intel devices, resulting in Adobe plugin certification.</text:span></text:p>
        </text:list-item>
        <text:list-item>
          <text:p text:style-name="P29"><text:span text:style-name="T17">Independently developed tools to streamline the testing process and improve team efficiency.</text:span></text:p>
        </text:list-item>
        <text:list-item>
          <text:p text:style-name="P29"><text:span text:style-name="T17">Gained skills in scripting, familiarity with Linux and Windows command line operations, agile development processes, and formal documentation writing.<text:line-break/> </text:span></text:p>
        </text:list-item>
      </text:list>
      <text:p text:style-name="P4"><text:span text:style-name="T5">4/2010</text:span><text:span text:style-name="T6"> – </text:span><text:span text:style-name="T5">12/2010<text:tab/>| <text:s text:c="2"/>Lead Addon Developer <text:s text:c="2"/><text:tab/>| <text:s text:c="2"/>www.wow-pro.com</text:span></text:p>
      <text:list xml:id="list43715135" text:style-name="L2">
        <text:list-item>
          <text:p text:style-name="P30"><text:span text:style-name="T2">Led development of a massively popular interface add-on for World of Warcraft, resulting in over 200,000 downloads to date </text:span><text:span text:style-name="T4">and recommendations throughout the WoW community.</text:span></text:p>
        </text:list-item>
        <text:list-item>
          <text:p text:style-name="P31"><text:span text:style-name="T2">Coordinated an extensive, globe-spanning team of volunteers.</text:span></text:p>
        </text:list-item>
        <text:list-item>
          <text:p text:style-name="P31"><text:span text:style-name="T2">Created a simplified language and Lua-based interpreter to allow non-experts to create content.</text:span></text:p>
        </text:list-item>
        <text:list-item>
          <text:p text:style-name="P31"><text:span text:style-name="T2">Gained skills in </text:span><text:span text:style-name="T4">leadership</text:span><text:span text:style-name="T2"> and communication, familiarity with git and github, and extensive experience with the Lua scripting language.</text:span></text:p>
        </text:list-item>
      </text:list>
      <text:p text:style-name="P26"><text:span text:style-name="T9"/></text:p>
      <text:p text:style-name="P11"/>
      <text:p text:style-name="P15"><draw:g text:anchor-type="paragraph" draw:z-index="10" draw:style-name="gr5"><draw:line draw:style-name="gr4" draw:text-style-name="P37" svg:x1="0.933cm" svg:y1="-0.004cm" svg:x2="16.999cm" svg:y2="0.01cm"><text:p/></draw:line><draw:line draw:style-name="gr4" draw:text-style-name="P37" svg:x1="0.933cm" svg:y1="0.303cm" svg:x2="0.933cm" svg:y2="-0.004cm"><text:p/></draw:line></draw:g></text:p>
      <text:p text:style-name="P32"><draw:rect text:anchor-type="paragraph" draw:z-index="9" draw:style-name="gr2" draw:text-style-name="P37" svg:width="2.816cm" svg:height="0.713cm" svg:x="-0.443cm" svg:y="-0.12cm"><text:p/></draw:rect><text:span text:style-name="T20">Other Work<text:tab/></text:span><text:span text:style-name="T5">1/2010</text:span><text:span text:style-name="T6"> – </text:span><text:span text:style-name="T5">9/2010<text:tab/>| <text:s text:c="2"/>Science Instructor <text:s text:c="2"/><text:tab/><text:tab/>| <text:s text:c="2"/>Mad Science, Seattle WA</text:span></text:p>
      <text:p text:style-name="P4"><text:span text:style-name="T5">6/2008</text:span><text:span text:style-name="T6"> – </text:span><text:span text:style-name="T5">12/2008<text:tab/>| <text:s text:c="2"/>Engineering R&amp;D Inern <text:s text:c="2"/><text:tab/>| <text:s text:c="2"/>ATI Wah Chang, Albany OR</text:span></text:p>
      <text:p text:style-name="P21"><text:span text:style-name="T8">9</text:span><text:span text:style-name="T5">/200</text:span><text:span text:style-name="T8">7</text:span><text:span text:style-name="T6"> – </text:span><text:span text:style-name="T8">6</text:span><text:span text:style-name="T5">/2008<text:tab/>| <text:s text:c="2"/></text:span><text:span text:style-name="T8">Engineering Education Research</text:span><text:span text:style-name="T5"> <text:s/><text:tab/>| <text:s text:c="2"/></text:span><text:span text:style-name="T8">OSU Chemical Engineering</text:span></text:p>
      <text:p text:style-name="P23"><text:span text:style-name="T5">4/2007</text:span><text:span text:style-name="T6"> – </text:span><text:span text:style-name="T5">9/2007<text:tab/>| <text:s text:c="2"/>Facilities Engineering Intern <text:s text:c="2"/><text:tab/>| <text:s text:c="2"/></text:span><text:span text:style-name="T5">ON Semiconductor, Gresham OR</text:span></text:p>
      <text:p text:style-name="P22"><text:span text:style-name="T15">7/2006</text:span><text:span text:style-name="T16"> – </text:span><text:span text:style-name="T15">11/2007<text:tab/>| <text:s text:c="2"/>Computer Technician <text:s text:c="2"/><text:tab/><text:tab/>| <text:s text:c="2"/>OSU Technology Support Services</text:span></text:p>
      <text:list xml:id="list20269547" text:style-name="L7">
        <text:list-item>
          <text:p text:style-name="P33"><text:span text:style-name="T2">Gained skills in </text:span><text:span text:style-name="T4">communication, teamwork, </text:span><text:span text:style-name="T2">public speaking, teaching, </text:span><text:span text:style-name="T3">and technical writing.</text:span></text:p>
        </text:list-item>
        <text:list-item>
          <text:p text:style-name="P35"><text:span text:style-name="T3">Gained experience presenting technical findings to those without technical expertise, t</text:span><text:span text:style-name="T4">r</text:span><text:span text:style-name="T3">ouble</text:span><text:span text:style-name="T3">shooting, bug-fixing, and customer service.</text:span></text:p>
        </text:list-item>
        <text:list-item>
          <text:p text:style-name="P35"><text:span text:style-name="T3">Gained familiarity with high responsibility situations, for example handling hazardous chemicals and powerful machinery.</text:span></text:p>
        </text:list-item>
        <text:list-item>
          <text:p text:style-name="P34"><text:span text:style-name="T3">Made important changes which improved the state of companies I worked for, such as adding a new stage to the production process </text:span><text:span text:style-name="T4">at Wah Chang</text:span><text:span text:style-name="T3">, and implementing a piping change saving </text:span><text:span text:style-name="T4">ON Semiconductor</text:span><text:span text:style-name="T3"> $10,000 yearly.</text:span></text:p>
        </text:list-item>
      </text:list>
      <text:p text:style-name="P17"/>
      <text:p text:style-name="P24"><text:span text:style-name="T18"/></text:p>
      <text:p text:style-name="P16"><draw:rect text:anchor-type="paragraph" draw:z-index="5" draw:style-name="gr2" draw:text-style-name="P37" svg:width="2.816cm" svg:height="0.713cm" svg:x="-0.443cm" svg:y="0.303cm"><text:p/></draw:rect><draw:g text:anchor-type="paragraph" draw:z-index="6" draw:style-name="gr3"><draw:line draw:style-name="gr4" draw:text-style-name="P37" svg:x1="0.933cm" svg:y1="-0.004cm" svg:x2="16.999cm" svg:y2="0.01cm"><text:p/></draw:line><draw:line draw:style-name="gr4" draw:text-style-name="P37" svg:x1="0.933cm" svg:y1="0.303cm" svg:x2="0.933cm" svg:y2="-0.004cm"><text:p/></draw:line></draw:g></text:p>
      <text:p text:style-name="P19"><text:span text:style-name="T19">Education</text:span><text:tab/><text:span text:style-name="T11">University of Abertay 2014</text:span><text:span text:style-name="T13"> – </text:span><text:span text:style-name="T11">MSc Computer Games Technology</text:span></text:p>
      <text:p text:style-name="P8"/>
      <text:p text:style-name="P9"><text:span text:style-name="T5">Portland State University 2012</text:span><text:span text:style-name="T7"> – Advanced Degree Preparation (Computer Science)</text:span></text:p>
      <text:p text:style-name="P10"><text:span text:style-name="T1">Additional Coursework in Visual Design and Music</text:span></text:p>
      <text:p text:style-name="P8"/>
      <text:p text:style-name="P9"><text:span text:style-name="T5">Oregon State University 2009</text:span><text:span text:style-name="T7"> – </text:span><text:span text:style-name="T5">BS</text:span><text:span text:style-name="T7">c</text:span><text:span text:style-name="T5"> Chemical Engineering</text:span></text:p>
      <text:p text:style-name="P12"><text:span text:style-name="T1">Additional Coursework in Business Law, Marketing, and Entrepreneurshi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8cm" fo:margin-bottom="1.993cm" fo:margin-left="2.074cm" fo:margin-right="1.90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title/>
    <meta:initial-creator/>
    <meta:editing-cycles>13</meta:editing-cycles>
    <dc:date>2012-11-09T00:29:13.49</dc:date>
    <meta:editing-duration>PT1H4M39S</meta:editing-duration>
    <meta:document-statistic meta:table-count="0" meta:image-count="0" meta:object-count="0" meta:page-count="1" meta:paragraph-count="29" meta:word-count="377" meta:character-count="2649" meta:non-whitespace-character-count="2243"/>
  </office:meta>
</office:document-meta>
</file>